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nion Pro" svg:font-family="'Minion Pro'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Minion Pro" fo:font-size="12pt" fo:letter-spacing="normal" fo:font-style="normal" fo:font-weight="normal" officeooo:rsid="0001f9f2" officeooo:paragraph-rsid="000a3439" style:font-size-asian="12pt" style:font-size-complex="12pt"/>
    </style:style>
    <style:style style:name="P2" style:family="paragraph" style:parent-style-name="Standard">
      <style:text-properties fo:font-variant="normal" fo:text-transform="none" fo:color="#000000" loext:opacity="100%" style:font-name="Minion Pro" fo:font-size="12pt" fo:letter-spacing="normal" fo:font-style="normal" fo:font-weight="normal" officeooo:rsid="000cd7a6" officeooo:paragraph-rsid="000cd7a6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loext:opacity="100%" style:font-name="Minion Pro" fo:font-size="12pt" fo:letter-spacing="normal" fo:font-style="normal" fo:font-weight="normal" officeooo:rsid="000cd7a6" officeooo:paragraph-rsid="0011088c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variant="normal" fo:text-transform="none" fo:color="#000000" loext:opacity="100%" style:font-name="Minion Pro" fo:font-size="12pt" fo:letter-spacing="normal" fo:font-style="normal" fo:font-weight="normal" officeooo:rsid="0014a413" officeooo:paragraph-rsid="0014a413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variant="normal" fo:text-transform="none" fo:color="#000000" loext:opacity="100%" style:font-name="Minion Pro" fo:font-size="12pt" fo:letter-spacing="normal" fo:font-style="normal" fo:font-weight="normal" officeooo:rsid="0014e6fa" officeooo:paragraph-rsid="0014e6fa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variant="normal" fo:text-transform="none" fo:color="#000000" loext:opacity="100%" style:font-name="Minion Pro" fo:font-size="12pt" fo:letter-spacing="normal" fo:font-style="normal" fo:font-weight="bold" officeooo:rsid="000a3439" officeooo:paragraph-rsid="000a3439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loext:opacity="100%" style:font-name="Minion Pro" fo:font-size="12pt" fo:letter-spacing="normal" fo:font-style="normal" fo:font-weight="bold" officeooo:rsid="000a3439" officeooo:paragraph-rsid="000a3439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fo:font-variant="normal" fo:text-transform="none" fo:color="#000000" loext:opacity="100%" style:font-name="Minion Pro" fo:font-size="12pt" fo:letter-spacing="normal" fo:font-style="normal" fo:font-weight="bold" officeooo:rsid="0014e6fa" officeooo:paragraph-rsid="0014e6fa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fo:font-variant="normal" fo:text-transform="none" fo:color="#000000" loext:opacity="100%" style:font-name="Minion Pro" fo:font-size="12pt" fo:letter-spacing="normal" fo:font-style="normal" fo:font-weight="bold" officeooo:rsid="0014e6fa" officeooo:paragraph-rsid="0014e6fa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text-properties fo:font-variant="normal" fo:text-transform="none" fo:color="#000000" loext:opacity="100%" style:font-name="Minion Pro" fo:font-size="12pt" fo:letter-spacing="normal" fo:font-style="normal" fo:font-weight="bold" officeooo:rsid="001c1322" officeooo:paragraph-rsid="001c1322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text-properties fo:font-variant="normal" fo:text-transform="none" fo:color="#000000" loext:opacity="100%" style:font-name="Minion Pro" fo:font-size="12pt" fo:letter-spacing="normal" fo:font-style="normal" fo:font-weight="bold" officeooo:rsid="001d5bde" officeooo:paragraph-rsid="001d5bde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text-properties fo:font-variant="normal" fo:text-transform="none" fo:color="#000000" loext:opacity="100%" style:font-name="Minion Pro" fo:font-size="12pt" fo:letter-spacing="normal" fo:font-style="normal" fo:font-weight="bold" officeooo:rsid="001d5bde" officeooo:paragraph-rsid="001e9360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text-properties fo:font-variant="normal" fo:text-transform="none" fo:color="#000000" loext:opacity="100%" style:font-name="Minion Pro" fo:font-size="12pt" fo:letter-spacing="normal" fo:font-style="normal" fo:font-weight="bold" officeooo:rsid="00284e4e" officeooo:paragraph-rsid="00284e4e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loext:opacity="100%" style:font-name="Minion Pro" fo:font-size="12pt" fo:letter-spacing="normal" fo:font-style="italic" fo:font-weight="bold" officeooo:rsid="000a3439" officeooo:paragraph-rsid="000a3439" style:font-size-asian="12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text-properties style:font-name="Minion Pro" fo:font-size="12pt" officeooo:rsid="0001f9f2" officeooo:paragraph-rsid="000a3439" style:font-size-asian="12pt" style:font-size-complex="12pt"/>
    </style:style>
    <style:style style:name="P16" style:family="paragraph" style:parent-style-name="Standard">
      <style:text-properties fo:font-variant="normal" fo:text-transform="none" fo:color="#000000" loext:opacity="100%" style:font-name="Minion Pro" fo:font-size="12pt" fo:letter-spacing="normal" fo:font-style="normal" fo:font-weight="normal" officeooo:rsid="000a3439" officeooo:paragraph-rsid="000a3439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loext:opacity="100%" style:font-name="Minion Pro" fo:font-size="12pt" fo:letter-spacing="normal" fo:font-style="normal" fo:font-weight="normal" officeooo:rsid="000a3439" officeooo:paragraph-rsid="000a3439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 fo:keep-with-next="always"/>
      <style:text-properties fo:font-variant="normal" fo:text-transform="none" fo:color="#000000" loext:opacity="100%" style:font-name="Minion Pro" fo:font-size="12pt" fo:letter-spacing="normal" fo:font-style="normal" fo:font-weight="normal" officeooo:rsid="0014e6fa" officeooo:paragraph-rsid="0014e6fa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font-variant="normal" fo:text-transform="none" fo:color="#000000" loext:opacity="100%" style:font-name="Minion Pro" fo:font-size="12pt" fo:letter-spacing="normal" fo:font-style="normal" fo:font-weight="normal" officeooo:rsid="0016ad2e" officeooo:paragraph-rsid="0014e6fa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font-variant="normal" fo:text-transform="none" fo:color="#000000" loext:opacity="100%" style:font-name="Minion Pro" fo:font-size="12pt" fo:letter-spacing="normal" fo:font-style="normal" fo:font-weight="normal" officeooo:rsid="001c1322" officeooo:paragraph-rsid="001c1322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variant="normal" fo:text-transform="none" fo:color="#000000" loext:opacity="100%" style:font-name="Minion Pro" fo:font-size="12pt" fo:letter-spacing="normal" fo:font-style="normal" fo:font-weight="normal" officeooo:rsid="001d5bde" officeooo:paragraph-rsid="001d5bde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font-variant="normal" fo:text-transform="none" fo:color="#000000" loext:opacity="100%" style:font-name="Minion Pro" fo:font-size="12pt" fo:letter-spacing="normal" fo:font-style="normal" fo:font-weight="normal" officeooo:rsid="00277b0a" officeooo:paragraph-rsid="001e9360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font-variant="normal" fo:text-transform="none" fo:color="#000000" loext:opacity="100%" style:font-name="Minion Pro" fo:font-size="12pt" fo:letter-spacing="normal" fo:font-style="normal" fo:font-weight="normal" officeooo:rsid="00284e4e" officeooo:paragraph-rsid="00284e4e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loext:opacity="100%" style:font-name="Minion Pro" fo:font-size="12pt" fo:letter-spacing="normal" fo:font-style="italic" fo:font-weight="normal" officeooo:rsid="000a3439" officeooo:paragraph-rsid="000a3439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0731f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f568c" style:font-weight-asian="normal" style:font-weight-complex="normal"/>
    </style:style>
    <style:style style:name="T4" style:family="text">
      <style:text-properties fo:font-weight="normal" officeooo:rsid="0016ad2e" style:font-weight-asian="normal" style:font-weight-complex="normal"/>
    </style:style>
    <style:style style:name="T5" style:family="text">
      <style:text-properties fo:font-weight="normal" officeooo:rsid="0018efb5" style:font-weight-asian="normal" style:font-weight-complex="normal"/>
    </style:style>
    <style:style style:name="T6" style:family="text">
      <style:text-properties fo:font-weight="normal" officeooo:rsid="001c29c4" style:font-weight-asian="normal" style:font-weight-complex="normal"/>
    </style:style>
    <style:style style:name="T7" style:family="text">
      <style:text-properties fo:font-weight="normal" officeooo:rsid="001d6763" style:font-weight-asian="normal" style:font-weight-complex="normal"/>
    </style:style>
    <style:style style:name="T8" style:family="text">
      <style:text-properties fo:font-weight="normal" officeooo:rsid="001e5e62" style:font-weight-asian="normal" style:font-weight-complex="normal"/>
    </style:style>
    <style:style style:name="T9" style:family="text">
      <style:text-properties fo:font-weight="normal" officeooo:rsid="001e9360" style:font-weight-asian="normal" style:font-weight-complex="normal"/>
    </style:style>
    <style:style style:name="T10" style:family="text">
      <style:text-properties fo:font-weight="normal" officeooo:rsid="00203f3a" style:font-weight-asian="normal" style:font-weight-complex="normal"/>
    </style:style>
    <style:style style:name="T11" style:family="text">
      <style:text-properties fo:font-weight="normal" officeooo:rsid="0023c713" style:font-weight-asian="normal" style:font-weight-complex="normal"/>
    </style:style>
    <style:style style:name="T12" style:family="text">
      <style:text-properties fo:font-weight="normal" officeooo:rsid="00256822" style:font-weight-asian="normal" style:font-weight-complex="normal"/>
    </style:style>
    <style:style style:name="T13" style:family="text">
      <style:text-properties fo:font-weight="normal" officeooo:rsid="0025fb31" style:font-weight-asian="normal" style:font-weight-complex="normal"/>
    </style:style>
    <style:style style:name="T14" style:family="text">
      <style:text-properties fo:font-weight="normal" officeooo:rsid="002704ec" style:font-weight-asian="normal" style:font-weight-complex="normal"/>
    </style:style>
    <style:style style:name="T15" style:family="text">
      <style:text-properties fo:font-weight="normal" officeooo:rsid="00277b0a" style:font-weight-asian="normal" style:font-weight-complex="normal"/>
    </style:style>
    <style:style style:name="T16" style:family="text">
      <style:text-properties fo:font-weight="normal" officeooo:rsid="00295c13" style:font-weight-asian="normal" style:font-weight-complex="normal"/>
    </style:style>
    <style:style style:name="T17" style:family="text">
      <style:text-properties fo:font-weight="normal" officeooo:rsid="0029a5bd" style:font-weight-asian="normal" style:font-weight-complex="normal"/>
    </style:style>
    <style:style style:name="T18" style:family="text">
      <style:text-properties fo:font-weight="normal" officeooo:rsid="002b736e" style:font-weight-asian="normal" style:font-weight-complex="normal"/>
    </style:style>
    <style:style style:name="T19" style:family="text">
      <style:text-properties fo:font-weight="normal" officeooo:rsid="002d4a0a" style:font-weight-asian="normal" style:font-weight-complex="normal"/>
    </style:style>
    <style:style style:name="T20" style:family="text">
      <style:text-properties fo:font-weight="normal" officeooo:rsid="00312ab7" style:font-weight-asian="normal" style:font-weight-complex="normal"/>
    </style:style>
    <style:style style:name="T21" style:family="text">
      <style:text-properties fo:font-weight="normal" officeooo:rsid="00353b63" style:font-weight-asian="normal" style:font-weight-complex="normal"/>
    </style:style>
    <style:style style:name="T22" style:family="text">
      <style:text-properties fo:font-weight="normal" officeooo:rsid="0036d5f4" style:font-weight-asian="normal" style:font-weight-complex="normal"/>
    </style:style>
    <style:style style:name="T23" style:family="text">
      <style:text-properties fo:font-weight="normal" officeooo:rsid="0036ef5a" style:font-weight-asian="normal" style:font-weight-complex="normal"/>
    </style:style>
    <style:style style:name="T24" style:family="text">
      <style:text-properties fo:font-weight="normal" officeooo:rsid="003a6359" style:font-weight-asian="normal" style:font-weight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officeooo:rsid="00119e34"/>
    </style:style>
    <style:style style:name="T28" style:family="text">
      <style:text-properties officeooo:rsid="0011f6db"/>
    </style:style>
    <style:style style:name="T29" style:family="text">
      <style:text-properties officeooo:rsid="0014e6fa"/>
    </style:style>
    <style:style style:name="T30" style:family="text">
      <style:text-properties officeooo:rsid="00173a69"/>
    </style:style>
    <style:style style:name="T31" style:family="text">
      <style:text-properties officeooo:rsid="001a0e34"/>
    </style:style>
    <style:style style:name="T32" style:family="text">
      <style:text-properties officeooo:rsid="001b28f5"/>
    </style:style>
    <style:style style:name="T33" style:family="text">
      <style:text-properties officeooo:rsid="0032cc19"/>
    </style:style>
    <style:style style:name="T34" style:family="text">
      <style:text-properties officeooo:rsid="003357c8"/>
    </style:style>
    <style:style style:name="T35" style:family="text">
      <style:text-properties officeooo:rsid="0037a321"/>
    </style:style>
    <style:style style:name="T36" style:family="text">
      <style:text-properties officeooo:rsid="0037cf4b"/>
    </style:style>
    <style:style style:name="T37" style:family="text">
      <style:text-properties officeooo:rsid="00381555"/>
    </style:style>
    <style:style style:name="T38" style:family="text">
      <style:text-properties officeooo:rsid="003917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Asian University for Women</text:p>
      <text:p text:style-name="P1">PPE 3105, <text:span text:style-name="T1">Introduction to International Relations</text:span></text:p>
      <text:p text:style-name="P1">Fall 2023</text:p>
      <text:p text:style-name="P1">Prof. Richard Sherman</text:p>
      <text:p text:style-name="P1"/>
      <text:p text:style-name="P6">First paper assignment, due <text:span text:style-name="T37">29/8</text:span></text:p>
      <text:p text:style-name="P16"/>
      <text:p text:style-name="P7"><text:span text:style-name="T2">Please write a paper (double-spaced, </text:span><text:span text:style-name="T10">about 3</text:span><text:span text:style-name="T2"> pages) on the following topic:</text:span></text:p>
      <text:p text:style-name="P24"/>
      <text:p text:style-name="P14"><text:span text:style-name="T2">Is international peace possible, or are states condemned always to fight wars against each other? Please explain the reasoning behind your answer, </text:span><text:span text:style-name="T3">using examples </text:span><text:span text:style-name="T23">where</text:span><text:span text:style-name="T3"> possible</text:span><text:span text:style-name="T2">.</text:span></text:p>
      <text:p text:style-name="P24"/>
      <text:p text:style-name="P3"><text:span text:style-name="T2">OK, I know you’re not experts (yet!). </text:span><text:span text:style-name="T31">P</text:span><text:span text:style-name="T27">lease</text:span><text:span text:style-name="T2"> use what you know to help explain your argument.</text:span></text:p>
      <text:p text:style-name="P17"/>
      <text:p text:style-name="P2">Here is how I would write this paper:</text:p>
      <text:p text:style-name="P2"/>
      <text:p text:style-name="P2">1. <text:span text:style-name="T29">B</text:span>egin by assuming that the reader ha<text:span text:style-name="T30">s</text:span> not read the paper assignment. The paper should <text:span text:style-name="T25">not</text:span> begin in the middle, by saying something like ‘No, <text:span text:style-name="T38">they’re</text:span> not condemned to fight wars’. Instead, it should begin with something like ‘The possibility of international peace is a central question in international relations’. (<text:span text:style-name="T28">You can use</text:span> those exact words, <text:span text:style-name="T28">but I’d prefer it in your own words, please</text:span>).</text:p>
      <text:p text:style-name="P2"/>
      <text:p text:style-name="P2">2. When possible, do not use the first person. By that I mean, do not use sentences <text:span text:style-name="T32">such as</text:span> ‘I think that peace is possible’. Instead, write ‘<text:span text:style-name="T29">international p</text:span>eace is possible’. (Or impossible, if that is your view).</text:p>
      <text:p text:style-name="P2"/>
      <text:p text:style-name="P2">3. The paper should look something like this:</text:p>
      <text:p text:style-name="P2"/>
      <text:p text:style-name="P2">a. A topic sentence (what th<text:span text:style-name="T33">e</text:span> paper is about). Then a statement of your main argument (peace is possible or not). Then a <text:span text:style-name="T28">very</text:span> brief <text:span text:style-name="T28">statement </text:span>of the reasoning behind your argument. All this can be done in one paragraph.</text:p>
      <text:p text:style-name="P2"/>
      <text:p text:style-name="P2">b. <text:span text:style-name="T35">About</text:span><text:span text:style-name="T34"> five</text:span> paragraphs explaining the reasoning behind your argument. If you have some examples to use, they should appear here. <text:span text:style-name="T36">(Please note: you can’t simply say, ‘for example, Iraq’. You need to explain what you mean and how the example is relevant to your argument.</text:span></text:p>
      <text:p text:style-name="P2"/>
      <text:p text:style-name="P2">c. A conclusion that summarizes and reinforces the argument you have made. This can be done in one paragraph.</text:p>
      <text:p text:style-name="P2"/>
      <text:p text:style-name="P4">This is a <text:span text:style-name="T25">basic</text:span> university essay assignment. <text:span text:style-name="T29">It has three purposes, which are equally important:</text:span></text:p>
      <text:p text:style-name="P5"/>
      <text:p text:style-name="P5">1. To stimulate your thinking, and to compel you to put your thinking into writing.</text:p>
      <text:p text:style-name="P5">2. To help me understand your level of understanding of international relations.</text:p>
      <text:p text:style-name="P5">3. To allow me to help you with your English-language essay-writing skills.</text:p>
      <text:p text:style-name="P5"/>
      <text:p text:style-name="P9"><text:soft-page-break/>Grading</text:p>
      <text:p text:style-name="P18"/>
      <text:p text:style-name="P8"><text:span text:style-name="T2">This paper is graded 0/1, </text:span><text:span text:style-name="T4">meaning that you get a zero if you don’t complete it (in which case you fail the course) and a 1 if you do complete it. Please keep in mind that I will be very displeased if you take </text:span><text:span text:style-name="T11">that</text:span><text:span text:style-name="T4"> to mean that you can write down some </text:span><text:span text:style-name="T21">ill-</text:span><text:span text:style-name="T4">considered nonsense and hand it </text:span><text:span text:style-name="T5">in </text:span><text:span text:style-name="T4">to me. We are working on this course together, and I expect you to work as hard at it as I am. </text:span><text:span text:style-name="T6">Harder, really.</text:span></text:p>
      <text:p text:style-name="P19"/>
      <text:p text:style-name="P10">Ideas</text:p>
      <text:p text:style-name="P20"/>
      <text:p text:style-name="P10"><text:span text:style-name="T2">To answer this question, you might consider (for example) history, </text:span><text:span text:style-name="T12">current events,</text:span><text:span text:style-name="T2"> human nature,</text:span><text:span text:style-name="T14"> </text:span><text:span text:style-name="T2">economics, culture, </text:span><text:span text:style-name="T13">colonialism, </text:span><text:span text:style-name="T2">natural resources, nuclear weapons … anything that helps you explain your view. These are not suggestions; they are just examples.</text:span></text:p>
      <text:p text:style-name="P20"/>
      <text:p text:style-name="P11">Remember</text:p>
      <text:p text:style-name="P21"/>
      <text:p text:style-name="P12"><text:span text:style-name="T2">Put </text:span><text:span text:style-name="T9">the university’s name,</text:span><text:span text:style-name="T2"> the course title, your professor’s name, </text:span>your name<text:span text:style-name="T2">, and the date </text:span><text:span text:style-name="T7">at the top of</text:span><text:span text:style-name="T2"> your paper. </text:span><text:span text:style-name="T8">If you exceed the page limit, that’s ok for this assignment. </text:span><text:span text:style-name="T15">If you have questions, please ask me.</text:span></text:p>
      <text:p text:style-name="P22"/>
      <text:p text:style-name="P13">Also</text:p>
      <text:p text:style-name="P23"/>
      <text:p text:style-name="P13"><text:span text:style-name="T2">Keep </text:span><text:span text:style-name="T26">all</text:span><text:span text:style-name="T2"> the work you do at AUW. Save it on your computer, </text:span><text:span text:style-name="T17">back it up to a hard drive, </text:span><text:span text:style-name="T19">upload</text:span><text:span text:style-name="T2"> it to your Google Drive, </text:span><text:span text:style-name="T24">push</text:span><text:span text:style-name="T2"> it to your github, print it out and keep it in a file box, </text:span><text:span text:style-name="T20">take a picture of your papers with your professors’ comments and save them</text:span><text:span text:style-name="T2">—</text:span><text:span text:style-name="T16">indeed, </text:span><text:span text:style-name="T2">do all th</text:span><text:span text:style-name="T18">o</text:span><text:span text:style-name="T2">se things. You will want it </text:span><text:span text:style-name="T20">all</text:span><text:span text:style-name="T2"> later. </text:span><text:span text:style-name="T22">Believe me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nion Pro" svg:font-family="'Minion Pro'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7-23T00:00:12.731211871</meta:creation-date>
    <dc:date>2023-08-06T00:58:31.503228151</dc:date>
    <meta:editing-duration>P3DT1H52M5S</meta:editing-duration>
    <meta:editing-cycles>51</meta:editing-cycles>
    <meta:generator>LibreOffice/7.3.1.3$MacOSX_X86_64 LibreOffice_project/a69ca51ded25f3eefd52d7bf9a5fad8c90b87951</meta:generator>
    <meta:document-statistic meta:table-count="0" meta:image-count="0" meta:object-count="0" meta:page-count="2" meta:paragraph-count="27" meta:word-count="584" meta:character-count="3333" meta:non-whitespace-character-count="2776"/>
  </office:meta>
</office:document-meta>
</file>